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1"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2"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8"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9"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20" style:family="paragraph" style:parent-style-name="Standard">
      <style:paragraph-properties fo:text-align="center" style:justify-single-word="false"/>
      <style:text-properties officeooo:paragraph-rsid="002b0f05"/>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66"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7"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68"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0e4bd"/>
    </style:style>
    <style:style style:name="T29" style:family="text">
      <style:text-properties officeooo:rsid="0042c0f6"/>
    </style:style>
    <style:style style:name="T30" style:family="text">
      <style:text-properties officeooo:rsid="0046b946"/>
    </style:style>
    <style:style style:name="T31" style:family="text">
      <style:text-properties officeooo:rsid="00484d11"/>
    </style:style>
    <style:style style:name="T32" style:family="text">
      <style:text-properties officeooo:rsid="004c29ec"/>
    </style:style>
    <style:style style:name="T33" style:family="text">
      <style:text-properties officeooo:rsid="0051da80"/>
    </style:style>
    <style:style style:name="T34" style:family="text">
      <style:text-properties style:font-name="DejaVu Sans" fo:font-size="7pt" fo:language="en" fo:country="US" fo:font-style="italic" officeooo:rsid="0051e263" style:font-size-asian="7pt" style:font-style-asian="italic" style:font-size-complex="7pt" style:font-style-complex="italic"/>
    </style:style>
    <style:style style:name="T35" style:family="text">
      <style:text-properties style:font-name="DejaVu Sans" fo:font-size="7pt" fo:language="en" fo:country="US" style:font-size-asian="7pt" style:font-size-complex="7pt"/>
    </style:style>
    <style:style style:name="T36" style:family="text">
      <style:text-properties style:font-name="DejaVu Sans" fo:font-size="7pt" fo:language="en" fo:country="US" officeooo:rsid="0024f36f" style:font-size-asian="7pt" style:font-size-complex="7pt"/>
    </style:style>
    <style:style style:name="T37" style:family="text">
      <style:text-properties style:font-name="DejaVu Sans" fo:font-size="7pt" fo:language="en" fo:country="US" officeooo:rsid="0051e263" style:font-size-asian="7pt" style:font-size-complex="7pt"/>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font-size="22pt" fo:language="en" fo:country="US" fo:font-style="italic" officeooo:rsid="00632a84" style:font-size-asian="22pt" style:font-style-asian="italic" style:font-size-complex="22pt" style:font-style-complex="italic"/>
    </style:style>
    <style:style style:name="T42" style:family="text">
      <style:text-properties style:font-name="DejaVu Sans" fo:language="en" fo:country="US" fo:font-weight="normal" officeooo:rsid="00593b6a" style:font-weight-asian="normal" style:font-weight-complex="normal"/>
    </style:style>
    <style:style style:name="T43" style:family="text">
      <style:text-properties style:font-name="DejaVu Sans" fo:language="en" fo:country="US" fo:font-weight="bold" officeooo:rsid="00177eac" style:font-weight-asian="bold" style:font-weight-complex="bold"/>
    </style:style>
    <style:style style:name="T44" style:family="text">
      <style:text-properties officeooo:rsid="0057c53b"/>
    </style:style>
    <style:style style:name="T45" style:family="text">
      <style:text-properties officeooo:rsid="005ab5ea"/>
    </style:style>
    <style:style style:name="T46" style:family="text">
      <style:text-properties officeooo:rsid="005cc254"/>
    </style:style>
    <style:style style:name="T47" style:family="text">
      <style:text-properties officeooo:rsid="005eb44f"/>
    </style:style>
    <style:style style:name="T48" style:family="text">
      <style:text-properties officeooo:rsid="005f03f4"/>
    </style:style>
    <style:style style:name="T49" style:family="text">
      <style:text-properties officeooo:rsid="00665da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42">Super Elive </text:span><text:span text:style-name="T43">Hot-keys</text:span></text:p>
      <text:p text:style-name="P14">Window Controls</text:p>
      <table:table table:name="Table1" table:style-name="Table1">
        <table:table-column table:style-name="Table1.A"/>
        <table:table-column table:style-name="Table1.B"/>
        <table:table-column table:style-name="Table1.C"/>
        <table:table-column table:style-name="Table1.D"/>
        <table:table-row table:style-name="TableLine94071797875488">
          <table:table-cell table:style-name="Table1.A1" office:value-type="string">
            <text:p text:style-name="P23">Combination</text:p>
          </table:table-cell>
          <table:table-cell table:style-name="Table1.A1" office:value-type="string">
            <text:p text:style-name="P23">Action</text:p>
          </table:table-cell>
          <table:table-cell table:style-name="Table1.A1" office:value-type="string">
            <text:p text:style-name="P21">Note<text:span text:style-name="T17">s</text:span></text:p>
          </table:table-cell>
          <table:table-cell table:style-name="Table1.D1" office:value-type="string">
            <text:p text:style-name="P59"><text:span text:style-name="T2">Other</text:span> </text:p>
          </table:table-cell>
        </table:table-row>
        <table:table-row table:style-name="Table1.2">
          <table:table-cell table:style-name="Table1.A2" office:value-type="string">
            <text:p text:style-name="P34">Ctrl + Alt + X</text:p>
          </table:table-cell>
          <table:table-cell table:style-name="Table1.B2" office:value-type="string">
            <text:p text:style-name="P34">Close <text:span text:style-name="T15">a</text:span> <text:span text:style-name="T1">Window</text:span></text:p>
          </table:table-cell>
          <table:table-cell table:style-name="Table1.B2" office:value-type="string">
            <text:p text:style-name="P31">Use it instead of clos<text:span text:style-name="T3">ing a </text:span>window <text:span text:style-name="T3">with the corner button</text:span></text:p>
          </table:table-cell>
          <table:table-cell table:style-name="Table1.D2" office:value-type="string">
            <text:p text:style-name="P31">Win + X</text:p>
          </table:table-cell>
        </table:table-row>
        <table:table-row table:style-name="Table1.3">
          <table:table-cell table:style-name="Table1.A3" office:value-type="string">
            <text:p text:style-name="P31">Ctrl + Alt + I</text:p>
          </table:table-cell>
          <table:table-cell table:style-name="Table1.B2" office:value-type="string">
            <text:p text:style-name="P31">Minimize <text:span text:style-name="T15">a</text:span> Window</text:p>
          </table:table-cell>
          <table:table-cell table:style-name="Table1.B2" office:value-type="string">
            <text:p text:style-name="P31">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32">Win + M</text:p>
          </table:table-cell>
        </table:table-row>
        <table:table-row table:style-name="Table1.4">
          <table:table-cell table:style-name="Table1.A2" office:value-type="string">
            <text:p text:style-name="P31">Ctrl + Alt + M</text:p>
          </table:table-cell>
          <table:table-cell table:style-name="Table1.B2" office:value-type="string">
            <text:p text:style-name="P31">Maximize <text:span text:style-name="T15">a </text:span>Window</text:p>
          </table:table-cell>
          <table:table-cell table:style-name="Table1.B2" office:value-type="string">
            <text:p text:style-name="P31">With Shift pressed, the window is maximized in smart mode</text:p>
          </table:table-cell>
          <table:table-cell table:style-name="Table1.D2" office:value-type="string">
            <text:p text:style-name="P31">Alt + F10</text:p>
          </table:table-cell>
        </table:table-row>
        <table:table-row table:style-name="TableLine94071798048736">
          <table:table-cell table:style-name="Table1.A3" office:value-type="string">
            <text:p text:style-name="P31">Ctrl + Alt + <text:span text:style-name="T3">F</text:span></text:p>
          </table:table-cell>
          <table:table-cell table:style-name="Table1.B2" office:value-type="string">
            <text:p text:style-name="P33">Fullscreen Mode <text:span text:style-name="T44">(Toggle)</text:span></text:p>
          </table:table-cell>
          <table:table-cell table:style-name="Table1.B2" office:value-type="string">
            <text:p text:style-name="P32">To set/<text:span text:style-name="T44">unset</text:span> a window in fullscreen mode</text:p>
          </table:table-cell>
          <table:table-cell table:style-name="Table1.D2" office:value-type="string">
            <text:p text:style-name="P32"/>
          </table:table-cell>
        </table:table-row>
        <table:table-row table:style-name="Table1.6">
          <table:table-cell table:style-name="Table1.A3" office:value-type="string">
            <text:p text:style-name="P31">Ctrl + Alt + <text:span text:style-name="T9">Shift + Up/Down</text:span></text:p>
          </table:table-cell>
          <table:table-cell table:style-name="Table1.B2" office:value-type="string">
            <text:p text:style-name="P37">Raise / Lower the window</text:p>
          </table:table-cell>
          <table:table-cell table:style-name="Table1.B2" office:value-type="string">
            <text:p text:style-name="P37">For when you need to fastly put a window behind or in front to another one, you can set it fixed from the borders</text:p>
          </table:table-cell>
          <table:table-cell table:style-name="Table1.D2" office:value-type="string">
            <text:p text:style-name="P32"/>
          </table:table-cell>
        </table:table-row>
        <table:table-row table:style-name="Table1.7">
          <table:table-cell table:style-name="Table1.A2" office:value-type="string">
            <text:p text:style-name="P37">Alt + Tab</text:p>
          </table:table-cell>
          <table:table-cell table:style-name="Table1.B2" office:value-type="string">
            <text:p text:style-name="P37">Switch to next window</text:p>
          </table:table-cell>
          <table:table-cell table:style-name="Table1.B2" office:value-type="string">
            <text:p text:style-name="P37">Use <text:span text:style-name="T18">it </text:span>with Shift for inverse mode. Use Win + arrows for better alternative. </text:p>
          </table:table-cell>
          <table:table-cell table:style-name="Table1.D2" office:value-type="string">
            <text:p text:style-name="P37">Win + Tab *</text:p>
          </table:table-cell>
        </table:table-row>
        <table:table-row table:style-name="Table1.8">
          <table:table-cell table:style-name="Table1.A2" office:value-type="string">
            <text:p text:style-name="P37">Win + Arrow keys</text:p>
          </table:table-cell>
          <table:table-cell table:style-name="Table1.B2" office:value-type="string">
            <text:p text:style-name="P37">Switch to nearest window</text:p>
          </table:table-cell>
          <table:table-cell table:style-name="Table1.B2" office:value-type="string">
            <text:p text:style-name="P37">Changes to the nearest window in the direction of your arrow keys</text:p>
          </table:table-cell>
          <table:table-cell table:style-name="Table1.D2" office:value-type="string">
            <text:p text:style-name="P65">(not in E16)</text:p>
          </table:table-cell>
        </table:table-row>
        <table:table-row table:style-name="Table1.9">
          <table:table-cell table:style-name="Table1.A3" office:value-type="string">
            <text:p text:style-name="P37">Win + Shift + PagUp / PagDown</text:p>
          </table:table-cell>
          <table:table-cell table:style-name="Table1.B2" office:value-type="string">
            <text:p text:style-name="P37">Send Window to desktop</text:p>
          </table:table-cell>
          <table:table-cell table:style-name="Table1.B2" office:value-type="string">
            <text:p text:style-name="P37">Moves your Window to Next/Prev Desktop</text:p>
          </table:table-cell>
          <table:table-cell table:style-name="Table1.D2" office:value-type="string">
            <text:p text:style-name="P37">Alt + F3</text:p>
          </table:table-cell>
        </table:table-row>
        <table:table-row table:style-name="Table1.10">
          <table:table-cell table:style-name="Table1.A3" office:value-type="string">
            <text:p text:style-name="P37">Win + Shift + Arrow keys</text:p>
          </table:table-cell>
          <table:table-cell table:style-name="Table1.B2" office:value-type="string">
            <text:p text:style-name="P37">Resize <text:span text:style-name="T16">a </text:span>window</text:p>
          </table:table-cell>
          <table:table-cell table:style-name="Table1.B2" office:value-type="string">
            <text:p text:style-name="P37">Resizes your window <text:span text:style-name="T49">to position it in dif</text:span>ferent ways</text:p>
          </table:table-cell>
          <table:table-cell table:style-name="Table1.D2" office:value-type="string">
            <text:p text:style-name="P37"/>
          </table:table-cell>
        </table:table-row>
        <table:table-row table:style-name="Table1.11">
          <table:table-cell table:style-name="Table1.A2" office:value-type="string">
            <text:p text:style-name="P37">Ctrl + Alt + Mouse <text:span text:style-name="T19">Left</text:span> click</text:p>
          </table:table-cell>
          <table:table-cell table:style-name="Table1.B2" office:value-type="string">
            <text:p text:style-name="P37">Move a window</text:p>
          </table:table-cell>
          <table:table-cell table:style-name="Table1.B2" office:value-type="string">
            <text:p text:style-name="P37">Click with your mouse and drag the Window to move it</text:p>
          </table:table-cell>
          <table:table-cell table:style-name="Table1.D2" office:value-type="string">
            <text:p text:style-name="P37">Win + <text:span text:style-name="T19">L</text:span>-Drag</text:p>
          </table:table-cell>
        </table:table-row>
        <table:table-row table:style-name="Table1.12">
          <table:table-cell table:style-name="Table1.A2" office:value-type="string">
            <text:p text:style-name="P37">Ctrl + Alt + Mouse Middle click</text:p>
          </table:table-cell>
          <table:table-cell table:style-name="Table1.B2" office:value-type="string">
            <text:p text:style-name="P37">Resize a window</text:p>
          </table:table-cell>
          <table:table-cell table:style-name="Table1.B2" office:value-type="string">
            <text:p text:style-name="P37">Click and drag to Resize a Window</text:p>
          </table:table-cell>
          <table:table-cell table:style-name="Table1.D2" office:value-type="string">
            <text:p text:style-name="P37">Win + M-Drag</text:p>
          </table:table-cell>
        </table:table-row>
        <table:table-row table:style-name="Table1.13">
          <table:table-cell table:style-name="Table1.A3" office:value-type="string">
            <text:p text:style-name="P37">Ctrl + Alt + Mouse <text:span text:style-name="T19">Right</text:span> click</text:p>
          </table:table-cell>
          <table:table-cell table:style-name="Table1.B2" office:value-type="string">
            <text:p text:style-name="P37">Options <text:span text:style-name="T16">of the</text:span> window</text:p>
          </table:table-cell>
          <table:table-cell table:style-name="Table1.B2" office:value-type="string">
            <text:p text:style-name="P37">Opens the menu of options for a Window</text:p>
          </table:table-cell>
          <table:table-cell table:style-name="Table1.D2" office:value-type="string">
            <text:p text:style-name="P37">Win + <text:span text:style-name="T19">R</text:span>-Drag</text:p>
          </table:table-cell>
        </table:table-row>
        <table:table-row table:style-name="Table1.14">
          <table:table-cell table:style-name="Table1.A2" office:value-type="string">
            <text:p text:style-name="P38">Win + <text:span text:style-name="T11">A</text:span></text:p>
          </table:table-cell>
          <table:table-cell table:style-name="Table1.B2" office:value-type="string">
            <text:p text:style-name="P38">Scale mode <text:s/>*</text:p>
          </table:table-cell>
          <table:table-cell table:style-name="Table1.B2" office:value-type="string">
            <text:p text:style-name="P38">Displays all the running Windows to switch to it</text:p>
          </table:table-cell>
          <table:table-cell table:style-name="Table1.D2" office:value-type="string">
            <text:p text:style-name="P37"/>
          </table:table-cell>
        </table:table-row>
        <table:table-row table:style-name="Table1.15">
          <table:table-cell table:style-name="Table1.A2" office:value-type="string">
            <text:p text:style-name="P38">Win + Mouse Wheel</text:p>
          </table:table-cell>
          <table:table-cell table:style-name="Table1.B2" office:value-type="string">
            <text:p text:style-name="P38">Transparency value <text:s/>*</text:p>
          </table:table-cell>
          <table:table-cell table:style-name="Table1.B2" office:value-type="string">
            <text:p text:style-name="P38">Changes the transparency of a window. Useful <text:span text:style-name="T20">to</text:span> read what is behind it, like another <text:span text:style-name="T10">window</text:span></text:p>
          </table:table-cell>
          <table:table-cell table:style-name="Table1.D2" office:value-type="string">
            <text:p text:style-name="P37"/>
          </table:table-cell>
        </table:table-row>
        <table:table-row table:style-name="Table1.16">
          <table:table-cell table:style-name="Table1.A3" office:value-type="string">
            <text:p text:style-name="P48">Ctrl + <text:span text:style-name="T29">Alt</text:span> + N</text:p>
          </table:table-cell>
          <table:table-cell table:style-name="Table1.B2" office:value-type="string">
            <text:p text:style-name="P48">New window</text:p>
          </table:table-cell>
          <table:table-cell table:style-name="Table1.B2" office:value-type="string">
            <text:p text:style-name="P48">Creates a new instance of the same application</text:p>
          </table:table-cell>
          <table:table-cell table:style-name="Table1.D2" office:value-type="string">
            <text:p text:style-name="P37"/>
          </table:table-cell>
        </table:table-row>
      </table:table>
      <text:p text:style-name="P10">- Options marked with the * symbol requires to have enabled the Ecomorph module (special effects)</text:p>
      <text:p text:style-name="P4">-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3">The </text:span><text:span text:style-name="T24">different color</text:span><text:span text:style-name="T23"> means very useful.</text:span></text:p>
      <text:p text:style-name="P1"/>
      <text:p text:style-name="P15"><text:span text:style-name="T10">Desktop</text:span> Controls</text:p>
      <table:table table:name="Table2" table:style-name="Table2">
        <table:table-column table:style-name="Table2.A"/>
        <table:table-column table:style-name="Table2.B"/>
        <table:table-column table:style-name="Table2.C"/>
        <table:table-column table:style-name="Table2.D"/>
        <table:table-row table:style-name="TableLine94071798066640">
          <table:table-cell table:style-name="Table2.A1" office:value-type="string">
            <text:p text:style-name="P24">Combination</text:p>
          </table:table-cell>
          <table:table-cell table:style-name="Table2.A1" office:value-type="string">
            <text:p text:style-name="P24">Action</text:p>
          </table:table-cell>
          <table:table-cell table:style-name="Table2.A1" office:value-type="string">
            <text:p text:style-name="P22">Notes</text:p>
          </table:table-cell>
          <table:table-cell table:style-name="Table2.D1" office:value-type="string">
            <text:p text:style-name="P60"><text:span text:style-name="T2">Other</text:span> </text:p>
          </table:table-cell>
        </table:table-row>
        <table:table-row table:style-name="Table2.2">
          <table:table-cell table:style-name="Table2.A2" office:value-type="string">
            <text:p text:style-name="P36">Ctrl + Alt + <text:span text:style-name="T10">Arrow keys</text:span></text:p>
            <text:p text:style-name="P55"/>
          </table:table-cell>
          <table:table-cell table:style-name="Table2.B2" office:value-type="string">
            <text:p text:style-name="P39">Change to Desktop</text:p>
          </table:table-cell>
          <table:table-cell table:style-name="Table2.B2" office:value-type="string">
            <text:p text:style-name="P39">Switches to the Virtual Desktop in the selected direction. If you use Ecomorph and the Cube is annoying, disable it and select Wall instead (in Ecomorph configurations) <text:s/></text:p>
          </table:table-cell>
          <table:table-cell table:style-name="Table2.D2" office:value-type="string">
            <text:p text:style-name="P39">Win + PagUp/Down</text:p>
            <text:p text:style-name="P39">Ctrl + Alt + Wheel</text:p>
            <text:p text:style-name="P39">Ctrl + Win + Arrow *</text:p>
          </table:table-cell>
        </table:table-row>
        <table:table-row table:style-name="Table2.2">
          <table:table-cell table:style-name="Table2.A2" office:value-type="string">
            <text:p text:style-name="P56">Win + Fn</text:p>
          </table:table-cell>
          <table:table-cell table:style-name="Table2.B2" office:value-type="string">
            <text:p text:style-name="P56"><text:span text:style-name="T33">Change</text:span> to <text:span text:style-name="T33">a</text:span> Desktop number</text:p>
          </table:table-cell>
          <table:table-cell table:style-name="Table2.B2" office:value-type="string">
            <text:p text:style-name="P56">Switches to the virtual Desktop number as your F' num.</text:p>
            <text:p text:style-name="P41">Use Ctrl + Shift + Fn to <text:span text:style-name="T4">switch </text:span><text:span text:style-name="T8">between screens</text:span><text:span text:style-name="T47">.</text:span></text:p>
          </table:table-cell>
          <table:table-cell table:style-name="Table2.D2" office:value-type="string">
            <text:p text:style-name="P41">Alt + Shift + Fn</text:p>
          </table:table-cell>
        </table:table-row>
        <table:table-row table:style-name="Table2.2">
          <table:table-cell table:style-name="Table2.A2" office:value-type="string">
            <text:p text:style-name="P39">Win + <text:span text:style-name="T11">D</text:span></text:p>
          </table:table-cell>
          <table:table-cell table:style-name="Table2.B2" office:value-type="string">
            <text:p text:style-name="P39">Expo <text:s/>*</text:p>
          </table:table-cell>
          <table:table-cell table:style-name="Table2.B2" office:value-type="string">
            <text:p text:style-name="P39">Shows the entire Virtual Desktops where you can drag your running applications and organize them nicely</text:p>
          </table:table-cell>
          <table:table-cell table:style-name="Table2.D2" office:value-type="string">
            <text:p text:style-name="P39"/>
          </table:table-cell>
        </table:table-row>
        <table:table-row table:style-name="Table2.2">
          <table:table-cell table:style-name="Table2.A2" office:value-type="string">
            <text:p text:style-name="P42">Win + Z</text:p>
          </table:table-cell>
          <table:table-cell table:style-name="Table2.B2" office:value-type="string">
            <text:p text:style-name="P42">Zoom <text:s/>*</text:p>
          </table:table-cell>
          <table:table-cell table:style-name="Table2.B2" office:value-type="string">
            <text:p text:style-name="P42">Toggle a fast Zoom mode, useful for screencasts or detailed views of your application</text:p>
          </table:table-cell>
          <table:table-cell table:style-name="Table2.D2" office:value-type="string">
            <text:p text:style-name="P39"/>
          </table:table-cell>
        </table:table-row>
        <table:table-row table:style-name="Table2.2">
          <table:table-cell table:style-name="Table2.A6" office:value-type="string">
            <text:p text:style-name="P42">Ctrl + Alt + L</text:p>
          </table:table-cell>
          <table:table-cell table:style-name="Table2.B2" office:value-type="string">
            <text:p text:style-name="P42">Lock desktop</text:p>
          </table:table-cell>
          <table:table-cell table:style-name="Table2.B2" office:value-type="string">
            <text:p text:style-name="P42">Useful to leave your computer for a few minutes</text:p>
          </table:table-cell>
          <table:table-cell table:style-name="Table2.D2" office:value-type="string">
            <text:p text:style-name="P54">Win + L</text:p>
          </table:table-cell>
        </table:table-row>
        <table:table-row table:style-name="Table2.2">
          <table:table-cell table:style-name="Table2.A6" office:value-type="string">
            <text:p text:style-name="P42">Ctrl + Alt + D</text:p>
          </table:table-cell>
          <table:table-cell table:style-name="Table2.B2" office:value-type="string">
            <text:p text:style-name="P42">Show / Hide desktop</text:p>
          </table:table-cell>
          <table:table-cell table:style-name="Table2.B2" office:value-type="string">
            <text:p text:style-name="P42">Minimizes all the Windows and restores them in a shot</text:p>
          </table:table-cell>
          <table:table-cell table:style-name="Table2.D2" office:value-type="string">
            <text:p text:style-name="P39"/>
          </table:table-cell>
        </table:table-row>
        <table:table-row table:style-name="Table2.2">
          <table:table-cell table:style-name="Table2.A6" office:value-type="string">
            <text:p text:style-name="P42">Right-Click in Desktop</text:p>
          </table:table-cell>
          <table:table-cell table:style-name="Table2.B2" office:value-type="string">
            <text:p text:style-name="P42">Runs the Launcher</text:p>
          </table:table-cell>
          <table:table-cell table:style-name="Table2.B2" office:value-type="string">
            <text:p text:style-name="P42"><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42">Alt + Esc</text:p>
            <text:p text:style-name="P42">Alt + F2</text:p>
            <text:p text:style-name="P42">Menu key</text:p>
          </table:table-cell>
        </table:table-row>
        <table:table-row table:style-name="Table2.2">
          <table:table-cell table:style-name="Table2.A6" office:value-type="string">
            <text:p text:style-name="P42">Left-Click in Desktop</text:p>
          </table:table-cell>
          <table:table-cell table:style-name="Table2.B2" office:value-type="string">
            <text:p text:style-name="P42">Applications Menu</text:p>
          </table:table-cell>
          <table:table-cell table:style-name="Table2.B2" office:value-type="string">
            <text:p text:style-name="P42">Opens the menu of all the applications</text:p>
          </table:table-cell>
          <table:table-cell table:style-name="Table2.D2" office:value-type="string">
            <text:p text:style-name="P39"/>
          </table:table-cell>
        </table:table-row>
      </table:table>
      <text:p text:style-name="P1"/>
      <text:p text:style-name="P16">L<text:span text:style-name="T12">aunchers</text:span></text:p>
      <table:table table:name="Table3" table:style-name="Table3">
        <table:table-column table:style-name="Table3.A"/>
        <table:table-column table:style-name="Table3.B"/>
        <table:table-column table:style-name="Table3.C"/>
        <table:table-column table:style-name="Table3.D"/>
        <table:table-row table:style-name="TableLine94071798109808">
          <table:table-cell table:style-name="Table3.A1" office:value-type="string">
            <text:p text:style-name="P25">Combination</text:p>
          </table:table-cell>
          <table:table-cell table:style-name="Table3.A1" office:value-type="string">
            <text:p text:style-name="P25">Action</text:p>
          </table:table-cell>
          <table:table-cell table:style-name="Table3.A1" office:value-type="string">
            <text:p text:style-name="P28">Note<text:span text:style-name="T21">s</text:span></text:p>
          </table:table-cell>
          <table:table-cell table:style-name="Table3.D1" office:value-type="string">
            <text:p text:style-name="P61"><text:span text:style-name="T2">Other</text:span> </text:p>
          </table:table-cell>
        </table:table-row>
        <table:table-row table:style-name="Table3.2">
          <table:table-cell table:style-name="Table3.A2" office:value-type="string">
            <text:p text:style-name="P43">Alt + Esc</text:p>
          </table:table-cell>
          <table:table-cell table:style-name="Table3.B2" office:value-type="string">
            <text:p text:style-name="P43">Opens the Launcher</text:p>
          </table:table-cell>
          <table:table-cell table:style-name="Table3.B2" office:value-type="string">
            <text:p text:style-name="P43"/>
          </table:table-cell>
          <table:table-cell table:style-name="Table3.D2" office:value-type="string">
            <text:p text:style-name="P44">Alt + F2</text:p>
          </table:table-cell>
        </table:table-row>
        <table:table-row table:style-name="Table3.2">
          <table:table-cell table:style-name="Table3.A3" office:value-type="string">
            <text:p text:style-name="P43">Ctrl + Alt + T</text:p>
          </table:table-cell>
          <table:table-cell table:style-name="Table3.B2" office:value-type="string">
            <text:p text:style-name="P43">Open a Terminal</text:p>
          </table:table-cell>
          <table:table-cell table:style-name="Table3.B2" office:value-type="string">
            <text:p text:style-name="P43">With Shift, the font is bigger</text:p>
          </table:table-cell>
          <table:table-cell table:style-name="Table3.D2" office:value-type="string">
            <text:p text:style-name="P40"/>
          </table:table-cell>
        </table:table-row>
        <table:table-row table:style-name="Table3.2">
          <table:table-cell table:style-name="Table3.A2" office:value-type="string">
            <text:p text:style-name="P43">Win + Key</text:p>
          </table:table-cell>
          <table:table-cell table:style-name="Table3.B2" office:value-type="string">
            <text:p text:style-name="P43">Run something...</text:p>
          </table:table-cell>
          <table:table-cell table:style-name="Table3.B2" office:value-type="string">
            <text:p text:style-name="P43"><text:span text:style-name="T48">Pressing</text:span> “<text:span text:style-name="T4">Win + C</text:span>” <text:span text:style-name="T32">runs</text:span> the <text:span text:style-name="T48">Ca</text:span>lculator, “<text:span text:style-name="T48">Win +</text:span> <text:span text:style-name="T4">E”</text:span> <text:span text:style-name="T32">the</text:span> “<text:span text:style-name="T48">E</text:span>xplorer”, <text:span text:style-name="T4">F</text:span> <text:span text:style-name="T48">for </text:span>“Fi<text:span text:style-name="T48">nd”</text:span>, <text:span text:style-name="T4">P</text:span> Projector and <text:span text:style-name="T48">s</text:span>creen<text:span text:style-name="T48">s</text:span>, <text:span text:style-name="T4">R</text:span> “<text:span text:style-name="T48">Run”</text:span> (<text:span text:style-name="T48">launcher</text:span>), <text:span text:style-name="T5">W</text:span> for “<text:span text:style-name="T48">Web”</text:span>, <text:span text:style-name="T4">N</text:span> “Notes”, <text:span text:style-name="T6">T</text:span><text:span text:style-name="T32"> terminal, </text:span><text:span text:style-name="T6">V</text:span><text:span text:style-name="T32"> volume, </text:span><text:span text:style-name="T6">L</text:span><text:span text:style-name="T32"> lock</text:span></text:p>
          </table:table-cell>
          <table:table-cell table:style-name="Table3.D2" office:value-type="string">
            <text:p text:style-name="P43">Configure your own launchers in the Key Binding Settings</text:p>
          </table:table-cell>
        </table:table-row>
        <table:table-row table:style-name="Table3.2">
          <table:table-cell table:style-name="Table3.A3" office:value-type="string">
            <text:p text:style-name="P35">Ctrl + Alt + <text:span text:style-name="T12">Delete</text:span></text:p>
          </table:table-cell>
          <table:table-cell table:style-name="Table3.B2" office:value-type="string">
            <text:p text:style-name="P43">Tasks Manager</text:p>
          </table:table-cell>
          <table:table-cell table:style-name="Table3.B2" office:value-type="string">
            <text:p text:style-name="P43">See your resources or the running processes to close</text:p>
          </table:table-cell>
          <table:table-cell table:style-name="Table3.D2" office:value-type="string">
            <text:p text:style-name="P40"/>
          </table:table-cell>
        </table:table-row>
        <table:table-row table:style-name="Table3.2">
          <table:table-cell table:style-name="Table3.A3" office:value-type="string">
            <text:p text:style-name="P43">Win + Numpad “+” <text:span text:style-name="T26">or “-”</text:span></text:p>
          </table:table-cell>
          <table:table-cell table:style-name="Table3.B2" office:value-type="string">
            <text:p text:style-name="P43">Increase Volume</text:p>
          </table:table-cell>
          <table:table-cell table:style-name="Table3.B2" office:value-type="string">
            <text:p text:style-name="P43"/>
          </table:table-cell>
          <table:table-cell table:style-name="Table3.D2" office:value-type="string">
            <text:p text:style-name="P43">Use “-” to decrease</text:p>
          </table:table-cell>
        </table:table-row>
        <table:table-row table:style-name="Table3.2">
          <table:table-cell table:style-name="Table3.A3" office:value-type="string">
            <text:p text:style-name="P43">Win + Numpad “Enter”</text:p>
          </table:table-cell>
          <table:table-cell table:style-name="Table3.B2" office:value-type="string">
            <text:p text:style-name="P43">Play / Pause Music</text:p>
          </table:table-cell>
          <table:table-cell table:style-name="Table3.B2" office:value-type="string">
            <text:p text:style-name="P43"/>
          </table:table-cell>
          <table:table-cell table:style-name="Table3.D2" office:value-type="string">
            <text:p text:style-name="P43"/>
          </table:table-cell>
        </table:table-row>
        <table:table-row table:style-name="Table3.2">
          <table:table-cell table:style-name="Table3.A3" office:value-type="string">
            <text:p text:style-name="P43">Win + Numpad “*” or “/”</text:p>
          </table:table-cell>
          <table:table-cell table:style-name="Table3.B2" office:value-type="string">
            <text:p text:style-name="P43">Next / Preview Song</text:p>
          </table:table-cell>
          <table:table-cell table:style-name="Table3.B2" office:value-type="string">
            <text:p text:style-name="P43"/>
          </table:table-cell>
          <table:table-cell table:style-name="Table3.D2" office:value-type="string">
            <text:p text:style-name="P43"/>
          </table:table-cell>
        </table:table-row>
      </table:table>
      <text:p text:style-name="P4">- You can configure your own Hot-Keys, Mouse bindings, and Desktop-corner limits triggers from the configurations</text:p>
      <text:p text:style-name="P4">- Some keyboards ha<text:span text:style-name="T23">ve</text:span> special Multimedia keys, all of them are already pre-configur<text:span text:style-name="T23">ated</text:span> in Elive for the optimal option</text:p>
      <text:p text:style-name="P8">- In rare cases you could need a shortcut in applications that <text:span text:style-name="T25">don't</text:span> work because i<text:span text:style-name="T25">t'</text:span>s an already configured key, to make it work configure it to a different one.</text:p>
      <text:p text:style-name="P9"/>
      <text:p text:style-name="P13"><text:soft-page-break/>Press <text:span text:style-name="T4">SPACE</text:span> to continue in the next page...</text:p>
      <text:p text:style-name="P18">Desktop Corners</text:p>
      <table:table table:name="Table5" table:style-name="Table5">
        <table:table-column table:style-name="Table5.A"/>
        <table:table-column table:style-name="Table5.B"/>
        <table:table-column table:style-name="Table5.C"/>
        <table:table-column table:style-name="Table5.D"/>
        <table:table-row table:style-name="TableLine94071798171488">
          <table:table-cell table:style-name="Table5.A1" office:value-type="string">
            <text:p text:style-name="P27">Combination</text:p>
          </table:table-cell>
          <table:table-cell table:style-name="Table5.A1" office:value-type="string">
            <text:p text:style-name="P27">Action</text:p>
          </table:table-cell>
          <table:table-cell table:style-name="Table5.A1" office:value-type="string">
            <text:p text:style-name="P30">Note<text:span text:style-name="T21">s</text:span></text:p>
          </table:table-cell>
          <table:table-cell table:style-name="Table5.D1" office:value-type="string">
            <text:p text:style-name="P63"><text:span text:style-name="T2">Other</text:span> </text:p>
          </table:table-cell>
        </table:table-row>
        <table:table-row table:style-name="Table5.2">
          <table:table-cell table:style-name="Table5.A2" office:value-type="string">
            <text:p text:style-name="P53">Bottom Right corner</text:p>
          </table:table-cell>
          <table:table-cell table:style-name="Table5.B2" office:value-type="string">
            <text:p text:style-name="P53">Shows the desktop</text:p>
          </table:table-cell>
          <table:table-cell table:style-name="Table5.B2" office:value-type="string">
            <text:p text:style-name="P53">Minimizes all the windows, and restores them too</text:p>
          </table:table-cell>
          <table:table-cell table:style-name="Table5.D2" office:value-type="string">
            <text:p text:style-name="P53">Ctrl + Alt + D</text:p>
          </table:table-cell>
        </table:table-row>
        <table:table-row table:style-name="Table5.2">
          <table:table-cell table:style-name="Table5.A3" office:value-type="string">
            <text:p text:style-name="P53">Upper Left corner <text:s/>*</text:p>
          </table:table-cell>
          <table:table-cell table:style-name="Table5.B2" office:value-type="string">
            <text:p text:style-name="P53">Shows all applications</text:p>
          </table:table-cell>
          <table:table-cell table:style-name="Table5.B2" office:value-type="string">
            <text:p text:style-name="P53">Shows all the running applications and you can select them</text:p>
          </table:table-cell>
          <table:table-cell table:style-name="Table5.D2" office:value-type="string">
            <text:p text:style-name="P53">Win + A</text:p>
          </table:table-cell>
        </table:table-row>
        <table:table-row table:style-name="Table5.2">
          <table:table-cell table:style-name="Table5.A2" office:value-type="string">
            <text:p text:style-name="P53">Upper Right corner <text:s/>*</text:p>
          </table:table-cell>
          <table:table-cell table:style-name="Table5.B2" office:value-type="string">
            <text:p text:style-name="P53">Shows all the desktops</text:p>
          </table:table-cell>
          <table:table-cell table:style-name="Table5.B2" office:value-type="string">
            <text:p text:style-name="P53">Shows the all the desktops and you can organize your apps</text:p>
          </table:table-cell>
          <table:table-cell table:style-name="Table5.D2" office:value-type="string">
            <text:p text:style-name="P53">Win + D</text:p>
          </table:table-cell>
        </table:table-row>
      </table:table>
      <text:p text:style-name="P3"/>
      <text:p text:style-name="P5"/>
      <text:p text:style-name="P11"/>
      <text:p text:style-name="P17">Common Keys</text:p>
      <text:p text:style-name="P12">This is a list of more common hot-keys, most of them compatible across different operating systems</text:p>
      <text:p text:style-name="P12"/>
      <table:table table:name="Table4" table:style-name="Table4">
        <table:table-column table:style-name="Table4.A"/>
        <table:table-column table:style-name="Table4.B"/>
        <table:table-column table:style-name="Table4.C"/>
        <table:table-column table:style-name="Table4.D"/>
        <table:table-row table:style-name="TableLine94071798183408">
          <table:table-cell table:style-name="Table4.A1" office:value-type="string">
            <text:p text:style-name="P26">Combination</text:p>
          </table:table-cell>
          <table:table-cell table:style-name="Table4.A1" office:value-type="string">
            <text:p text:style-name="P26">Action</text:p>
          </table:table-cell>
          <table:table-cell table:style-name="Table4.A1" office:value-type="string">
            <text:p text:style-name="P29">Notes</text:p>
          </table:table-cell>
          <table:table-cell table:style-name="Table4.D1" office:value-type="string">
            <text:p text:style-name="P62"><text:span text:style-name="T2">Other</text:span> </text:p>
          </table:table-cell>
        </table:table-row>
        <table:table-row table:style-name="Table4.2">
          <table:table-cell table:style-name="Table4.A2" office:value-type="string">
            <text:p text:style-name="P46">Ctrl + C</text:p>
          </table:table-cell>
          <table:table-cell table:style-name="Table4.B2" office:value-type="string">
            <text:p text:style-name="P46">Copy</text:p>
          </table:table-cell>
          <table:table-cell table:style-name="Table4.B2" office:value-type="string">
            <text:p text:style-name="P46">Select a piece of text and use this combination to copy it</text:p>
          </table:table-cell>
          <table:table-cell table:style-name="Table4.D2" office:value-type="string">
            <text:p text:style-name="P52">Mouse select (for text)</text:p>
          </table:table-cell>
        </table:table-row>
        <table:table-row table:style-name="Table4.2">
          <table:table-cell table:style-name="Table4.A2" office:value-type="string">
            <text:p text:style-name="P46">Ctrl + X</text:p>
          </table:table-cell>
          <table:table-cell table:style-name="Table4.B2" office:value-type="string">
            <text:p text:style-name="P46">Cut</text:p>
          </table:table-cell>
          <table:table-cell table:style-name="Table4.B2" office:value-type="string">
            <text:p text:style-name="P46">Same as copy but it removes the text (or file) to paste it elsewhere</text:p>
          </table:table-cell>
          <table:table-cell table:style-name="Table4.D2" office:value-type="string">
            <text:p text:style-name="P45"/>
          </table:table-cell>
        </table:table-row>
        <table:table-row table:style-name="Table4.2">
          <table:table-cell table:style-name="Table4.A2" office:value-type="string">
            <text:p text:style-name="P46">Ctrl + P</text:p>
          </table:table-cell>
          <table:table-cell table:style-name="Table4.B2" office:value-type="string">
            <text:p text:style-name="P46">Paste</text:p>
          </table:table-cell>
          <table:table-cell table:style-name="Table4.B2" office:value-type="string">
            <text:p text:style-name="P46">Paste a text, file or element in the desired place</text:p>
          </table:table-cell>
          <table:table-cell table:style-name="Table4.D2" office:value-type="string">
            <text:p text:style-name="P46">Middle click <text:span text:style-name="T28">(</text:span>for text<text:span text:style-name="T28">)</text:span></text:p>
          </table:table-cell>
        </table:table-row>
        <table:table-row table:style-name="Table4.2">
          <table:table-cell table:style-name="Table4.A2" office:value-type="string">
            <text:p text:style-name="P46">Click + Shift + Click</text:p>
          </table:table-cell>
          <table:table-cell table:style-name="Table4.B2" office:value-type="string">
            <text:p text:style-name="P46">Range selection</text:p>
          </table:table-cell>
          <table:table-cell table:style-name="Table4.B2" office:value-type="string">
            <text:p text:style-name="P46">Click in a place as the start of text, or a first file to select, then press Shift and then Click in the last part to do a range selection</text:p>
          </table:table-cell>
          <table:table-cell table:style-name="Table4.D2" office:value-type="string">
            <text:p text:style-name="P52">Shift + arrow keys</text:p>
          </table:table-cell>
        </table:table-row>
        <table:table-row table:style-name="Table4.2">
          <table:table-cell table:style-name="Table4.A2" office:value-type="string">
            <text:p text:style-name="P46">Ctrl + Click</text:p>
          </table:table-cell>
          <table:table-cell table:style-name="Table4.B2" office:value-type="string">
            <text:p text:style-name="P46">Selection toggle</text:p>
          </table:table-cell>
          <table:table-cell table:style-name="Table4.B2" office:value-type="string">
            <text:p text:style-name="P46">Select or deselect a File to <text:span text:style-name="T27">make</text:span> a group or detailed selection</text:p>
          </table:table-cell>
          <table:table-cell table:style-name="Table4.D2" office:value-type="string">
            <text:p text:style-name="P46"/>
          </table:table-cell>
        </table:table-row>
        <table:table-row table:style-name="Table4.2">
          <table:table-cell table:style-name="Table4.A2" office:value-type="string">
            <text:p text:style-name="P49">Ctrl + A</text:p>
          </table:table-cell>
          <table:table-cell table:style-name="Table4.B2" office:value-type="string">
            <text:p text:style-name="P49">Select All</text:p>
          </table:table-cell>
          <table:table-cell table:style-name="Table4.B2" office:value-type="string">
            <text:p text:style-name="P49">Select all the text or all the files, for copy with Ctrl + C or similar</text:p>
          </table:table-cell>
          <table:table-cell table:style-name="Table4.D2" office:value-type="string">
            <text:p text:style-name="P52">Home, Shift, End</text:p>
          </table:table-cell>
        </table:table-row>
        <table:table-row table:style-name="Table4.2">
          <table:table-cell table:style-name="Table4.A2" office:value-type="string">
            <text:p text:style-name="P47">Ctrl + Z</text:p>
          </table:table-cell>
          <table:table-cell table:style-name="Table4.B2" office:value-type="string">
            <text:p text:style-name="P47">Undo</text:p>
          </table:table-cell>
          <table:table-cell table:style-name="Table4.B2" office:value-type="string">
            <text:p text:style-name="P47">Undo your last change. Use Ctrl + Shift + Z to re-do it (sometimes Ctrl + Y)</text:p>
          </table:table-cell>
          <table:table-cell table:style-name="Table4.D2" office:value-type="string">
            <text:p text:style-name="P46"/>
          </table:table-cell>
        </table:table-row>
        <table:table-row table:style-name="Table4.2">
          <table:table-cell table:style-name="Table4.A9" office:value-type="string">
            <text:p text:style-name="P49">Ctrl + F</text:p>
          </table:table-cell>
          <table:table-cell table:style-name="Table4.B2" office:value-type="string">
            <text:p text:style-name="P49">Find</text:p>
          </table:table-cell>
          <table:table-cell table:style-name="Table4.B2" office:value-type="string">
            <text:p text:style-name="P49">Search for a text or a file</text:p>
          </table:table-cell>
          <table:table-cell table:style-name="Table4.D2" office:value-type="string">
            <text:p text:style-name="P46"/>
          </table:table-cell>
        </table:table-row>
        <table:table-row table:style-name="Table4.2">
          <table:table-cell table:style-name="Table4.A9" office:value-type="string">
            <text:p text:style-name="P49">F5</text:p>
          </table:table-cell>
          <table:table-cell table:style-name="Table4.B2" office:value-type="string">
            <text:p text:style-name="P49">Reload</text:p>
          </table:table-cell>
          <table:table-cell table:style-name="Table4.B2" office:value-type="string">
            <text:p text:style-name="P49">Reload a web page or refresh your files</text:p>
          </table:table-cell>
          <table:table-cell table:style-name="Table4.D2" office:value-type="string">
            <text:p text:style-name="P52">Ctrl + R</text:p>
          </table:table-cell>
        </table:table-row>
        <table:table-row table:style-name="Table4.2">
          <table:table-cell table:style-name="Table4.A9" office:value-type="string">
            <text:p text:style-name="P49">Ctrl + W</text:p>
          </table:table-cell>
          <table:table-cell table:style-name="Table4.B2" office:value-type="string">
            <text:p text:style-name="P49">Close a Tab</text:p>
          </table:table-cell>
          <table:table-cell table:style-name="Table4.B2" office:value-type="string">
            <text:p text:style-name="P49">In a web browser it closes an opened tab, <text:span text:style-name="T30">Ctrl + Shift + T to reopen.</text:span></text:p>
          </table:table-cell>
          <table:table-cell table:style-name="Table4.D2" office:value-type="string">
            <text:p text:style-name="P46"/>
          </table:table-cell>
        </table:table-row>
        <table:table-row table:style-name="Table4.2">
          <table:table-cell table:style-name="Table4.A9" office:value-type="string">
            <text:p text:style-name="P49">Ctrl + PagUp/PagDown</text:p>
          </table:table-cell>
          <table:table-cell table:style-name="Table4.B2" office:value-type="string">
            <text:p text:style-name="P49">Switches Tabs</text:p>
          </table:table-cell>
          <table:table-cell table:style-name="Table4.B2" office:value-type="string">
            <text:p text:style-name="P49">In a web browser, switches between your tabs</text:p>
          </table:table-cell>
          <table:table-cell table:style-name="Table4.D2" office:value-type="string">
            <text:p text:style-name="P46"/>
          </table:table-cell>
        </table:table-row>
        <table:table-row table:style-name="Table4.2">
          <table:table-cell table:style-name="Table4.A9" office:value-type="string">
            <text:p text:style-name="P50">Ctrl + S</text:p>
          </table:table-cell>
          <table:table-cell table:style-name="Table4.B2" office:value-type="string">
            <text:p text:style-name="P50">Save</text:p>
          </table:table-cell>
          <table:table-cell table:style-name="Table4.B2" office:value-type="string">
            <text:p text:style-name="P50">Some applications allows you to save your work with this combination</text:p>
          </table:table-cell>
          <table:table-cell table:style-name="Table4.D2" office:value-type="string">
            <text:p text:style-name="P46"/>
          </table:table-cell>
        </table:table-row>
        <table:table-row table:style-name="Table4.2">
          <table:table-cell table:style-name="Table4.A9" office:value-type="string">
            <text:p text:style-name="P50">Tab</text:p>
          </table:table-cell>
          <table:table-cell table:style-name="Table4.B2" office:value-type="string">
            <text:p text:style-name="P50">Go next</text:p>
          </table:table-cell>
          <table:table-cell table:style-name="Table4.B2" office:value-type="string">
            <text:p text:style-name="P50">Select the next element. <text:span text:style-name="T31">Shift + Tab for previous one</text:span></text:p>
          </table:table-cell>
          <table:table-cell table:style-name="Table4.D2" office:value-type="string">
            <text:p text:style-name="P46"/>
          </table:table-cell>
        </table:table-row>
        <table:table-row table:style-name="Table4.2">
          <table:table-cell table:style-name="Table4.A9" office:value-type="string">
            <text:p text:style-name="P51">Ctrl + Arrow keys</text:p>
          </table:table-cell>
          <table:table-cell table:style-name="Table4.B2" office:value-type="string">
            <text:p text:style-name="P51">Word moving</text:p>
          </table:table-cell>
          <table:table-cell table:style-name="Table4.B2" office:value-type="string">
            <text:p text:style-name="P51">Move the cursor across words in text editors. Use with Shift to select.</text:p>
          </table:table-cell>
          <table:table-cell table:style-name="Table4.D2" office:value-type="string">
            <text:p text:style-name="P52">Alt + B, Alt + F in terminals</text:p>
          </table:table-cell>
        </table:table-row>
        <table:table-row table:style-name="Table4.2">
          <table:table-cell table:style-name="Table4.A9" office:value-type="string">
            <text:p text:style-name="P50">Ctrl + Backspace</text:p>
          </table:table-cell>
          <table:table-cell table:style-name="Table4.B2" office:value-type="string">
            <text:p text:style-name="P50">Delete word</text:p>
          </table:table-cell>
          <table:table-cell table:style-name="Table4.B2" office:value-type="string">
            <text:p text:style-name="P50">Deletes the entire word.</text:p>
          </table:table-cell>
          <table:table-cell table:style-name="Table4.D2" office:value-type="string">
            <text:p text:style-name="P52">Ctrl + W in terminals</text:p>
          </table:table-cell>
        </table:table-row>
        <table:table-row table:style-name="Table4.2">
          <table:table-cell table:style-name="Table4.A9" office:value-type="string">
            <text:p text:style-name="P51">F2</text:p>
          </table:table-cell>
          <table:table-cell table:style-name="Table4.B2" office:value-type="string">
            <text:p text:style-name="P51">Rename</text:p>
          </table:table-cell>
          <table:table-cell table:style-name="Table4.B2" office:value-type="string">
            <text:p text:style-name="P51">Press F2 to rename a file</text:p>
          </table:table-cell>
          <table:table-cell table:style-name="Table4.D2" office:value-type="string">
            <text:p text:style-name="P46"/>
          </table:table-cell>
        </table:table-row>
        <table:table-row table:style-name="Table4.2">
          <table:table-cell table:style-name="Table4.A9" office:value-type="string">
            <text:p text:style-name="P57">Imp / Pr Scr.</text:p>
          </table:table-cell>
          <table:table-cell table:style-name="Table4.B2" office:value-type="string">
            <text:p text:style-name="P57">Screenshot</text:p>
          </table:table-cell>
          <table:table-cell table:style-name="Table4.B2" office:value-type="string">
            <text:p text:style-name="P58"><text:span text:style-name="T45">Capture a region of your desktop or a window, to paste it somewhere. </text:span><text:span text:style-name="T46">With </text:span><text:span text:style-name="T7">Shift</text:span><text:span text:style-name="T46"> pressed it takes the whole desktop.</text:span><text:span text:style-name="T45"> With </text:span><text:span text:style-name="T7">Alt</text:span><text:span text:style-name="T45"> you will save it. With </text:span><text:span text:style-name="T7">Control</text:span><text:span text:style-name="T45"> it will </text:span><text:span text:style-name="T46">open a GUI toolkit to edit your screenshot.</text:span></text:p>
          </table:table-cell>
          <table:table-cell table:style-name="Table4.D2" office:value-type="string">
            <text:p text:style-name="P46"/>
          </table:table-cell>
        </table:table-row>
      </table:table>
      <text:p text:style-name="P2"/>
      <text:p text:style-name="P6">There's more than this list of hot-keys configured in your Desktop, to see the full list or to reconfigure them go to Settings → Preferences → Input → Key / Mouse / Border – Bindings</text:p>
      <text:p text:style-name="P6"/>
      <text:p text:style-name="P6"/>
      <text:p text:style-name="P19">Tips</text:p>
      <text:list xml:id="list2249515798" text:style-name="L1">
        <text:list-item>
          <text:p text:style-name="P66"><text:span text:style-name="T37">Copy / Paste improvement: </text:span><text:span text:style-name="T36">In Linux* you don't need to copy-paste the text, by just selecting it becomes copied in a special buffer, then go to the place where you want to paste it and just press the middle button of your mouse.</text:span></text:p>
          <text:list>
            <text:list-item>
              <text:p text:style-name="P66"><text:span text:style-name="T37">Elive is provided with </text:span><text:span text:style-name="T34">Clipman</text:span><text:span text:style-name="T37"> on which you can have multiple copy-paste's which is extremely useful sometimes.</text:span></text:p>
            </text:list-item>
          </text:list>
        </text:list-item>
        <text:list-item>
          <text:p text:style-name="P67"><text:span text:style-name="T36">N</text:span><text:span text:style-name="T35">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8">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41">U</text:span><text:span text:style-name="T38">nleash</text:span><text:span text:style-name="T39"> </text:span><text:span text:style-name="T38">all </text:span><text:span text:style-name="T39">the super </text:span><text:span text:style-name="T40">powe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2-06-25T19:19:46.286722372</dc:date>
    <meta:editing-duration>PT9H44M37S</meta:editing-duration>
    <meta:editing-cycles>69</meta:editing-cycles>
    <meta:generator>LibreOffice/7.3.4.2$Linux_X86_64 LibreOffice_project/30$Build-2</meta:generator>
    <meta:document-statistic meta:table-count="5" meta:image-count="0" meta:object-count="0" meta:page-count="2" meta:paragraph-count="217" meta:word-count="1484" meta:character-count="7566" meta:non-whitespace-character-count="6288"/>
  </office:meta>
</office:document-meta>
</file>